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color="#FF0000" fo:font-style="italic" style:font-style-asian="italic" style:font-style-complex="italic"/>
    </style:style>
    <style:style style:name="ce6" style:family="table-cell" style:parent-style-name="Default" style:data-style-name="N2">
      <style:text-properties fo:color="#FF0000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ext-properties fo:color="#BF8F00" fo:font-style="italic" style:font-style-asian="italic" style:font-style-complex="italic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2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3.016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string" table:style-name="ce1">
            <text:p>Cell<text:s/></text:p>
          </table:table-cell>
          <table:table-cell office:value-type="string" table:style-name="ce1">
            <text:p>Exctracellular</text:p>
          </table:table-cell>
          <table:table-cell office:value-type="string" table:style-name="ce1">
            <text:p>Kidney Medu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olume</text:p>
          </table:table-cell>
          <table:table-cell office:value-type="float" office:value="26.5" table:style-name="ce1">
            <text:p>26.5</text:p>
          </table:table-cell>
          <table:table-cell office:value-type="float" office:value="14.4" table:style-name="ce1">
            <text:p>14.4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ter flow to urine</text:p>
          </table:table-cell>
          <table:table-cell table:style-name="ce1"/>
          <table:table-cell office:value-type="float" office:value="0.76" table:formula="of:=ROUND(1100/60/24;2)" table:style-name="ce1">
            <text:p>0.76</text:p>
          </table:table-cell>
          <table:table-cell table:style-name="ce1"/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omerular filtaration rate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asa recta blood flow</text:p>
          </table:table-cell>
          <table:table-cell table:number-columns-repeated="2" table:style-name="ce1"/>
          <table:table-cell office:value-type="float" office:value="36.4" table:style-name="ce1">
            <text:p>36.4</text:p>
          </table:table-cell>
          <table:table-cell office:value-type="string" table:style-name="ce1">
            <text:p>ml/min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rea from liver metabolism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urea concentration</text:p>
          </table:table-cell>
          <table:table-cell office:value-type="float" office:value="6.5" table:formula="of:=[.C8]" table:style-name="ce2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390" table:formula="of:=ROUND(([.C7]/[.C3])*1000;-1)" table:style-name="ce2">
            <text:p>390</text:p>
          </table:table-cell>
          <table:table-cell office:value-type="string" table:style-name="ce1">
            <text:p>mmol/l</text:p>
          </table:table-cell>
          <table:table-cell table:style-name="ce1"/>
          <table:table-cell office:value-type="string" table:number-columns-spanned="3" table:number-rows-spanned="6" table:style-name="ce7">
            <text:p>this should be improved, because there are active and ADH driven transport of urea through membrane chanels in collecting duct!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amount</text:p>
          </table:table-cell>
          <table:table-cell office:value-type="float" office:value="172.25" table:formula="of:=[.B8]*[.B2]" table:style-name="ce2">
            <text:p>172.25</text:p>
          </table:table-cell>
          <table:table-cell office:value-type="float" office:value="93.600000000000009" table:formula="of:=[.C8]*[.C2]" table:style-name="ce2">
            <text:p>93.6</text:p>
          </table:table-cell>
          <table:table-cell office:value-type="float" office:value="11.7" table:formula="of:=[.D8]*[.D2]" table:style-name="ce2">
            <text:p>11.7</text:p>
          </table:table-cell>
          <table:table-cell office:value-type="string" table:style-name="ce1">
            <text:p>mmol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to urine</text:p>
          </table:table-cell>
          <table:table-cell table:style-name="ce1"/>
          <table:table-cell office:value-type="float" office:value="0.3" table:formula="of:=ROUND([.C3]*[.D8]/1000;2)" table:style-name="ce2">
            <text:p>0.3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glomerular filtration</text:p>
          </table:table-cell>
          <table:table-cell table:style-name="ce1"/>
          <table:table-cell office:value-type="float" office:value="-0.84499999999999997" table:formula="of:=-[.D4]*0.001*[.C8]" table:style-name="ce2">
            <text:p>-0.845</text:p>
          </table:table-cell>
          <table:table-cell office:value-type="float" office:value="0.84499999999999997" table:formula="of:=[.D4]*0.001*[.C8]" table:style-name="ce2">
            <text:p>0.845</text:p>
          </table:table-cell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urea vasa recta waschout</text:p>
          </table:table-cell>
          <table:table-cell table:style-name="ce1"/>
          <table:table-cell office:value-type="float" office:value="0.54499999999999993" table:formula="of:=-([.C11]+[.C10])" table:style-name="ce2">
            <text:p>0.545</text:p>
          </table:table-cell>
          <table:table-cell table:style-name="ce1"/>
          <table:table-cell office:value-type="string" table:style-name="ce1">
            <text:p>mmol/min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1">
            <text:p>vasa recta waschout CCK</text:p>
          </table:table-cell>
          <table:table-cell table:style-name="ce1"/>
          <table:table-cell office:value-type="float" office:value="0.04" table:formula="of:=ROUND( [.C12]/([.D8]/1000*[.D5]);2)" table:style-name="ce3">
            <text:p>0.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number-columns-spanned="12" table:number-rows-spanned="1" table:style-name="ce8">
            <text:p>tissue metabolism [W]</text:p>
          </table:table-cell>
          <table:covered-table-cell table:number-columns-repeated="11"/>
          <table:table-cell table:number-columns-repeated="16366"/>
        </table:table-row>
        <table:table-row table:style-name="ro1">
          <table:table-cell office:value-type="string" table:style-name="ce1">
            <text:p>Guyton,13th, 864:</text:p>
          </table:table-cell>
          <table:table-cell table:number-columns-repeated="4" table:style-name="ce1"/>
          <table:table-cell office:value-type="string" table:style-name="ce1">
            <text:p>tissue sumary [W]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left heart</text:p>
          </table:table-cell>
          <table:table-cell office:value-type="string" table:style-name="ce1">
            <text:p>right heart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adipose</text:p>
          </table:table-cell>
          <table:table-cell office:value-type="string" table:style-name="ce1">
            <text:p>GI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liver</text:p>
          </table:table-cell>
          <table:table-cell office:value-type="string" table:style-name="ce1">
            <text:p>other tissue</text:p>
          </table:table-cell>
          <table:table-cell office:value-type="string" table:style-name="ce1">
            <text:p>bone</text:p>
          </table:table-cell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energy per 70kg man [kcal/h]</text:p>
          </table:table-cell>
          <table:table-cell office:value-type="string" table:style-name="ce1">
            <text:p>energy per $C$27 kg man [kcal/h]</text:p>
          </table:table-cell>
          <table:table-cell office:value-type="string" table:style-name="ce4">
            <text:p>kcal/min</text:p>
          </table:table-cell>
          <table:table-cell office:value-type="string" table:style-name="ce1">
            <text:p>Watt</text:p>
          </table:table-cell>
          <table:table-cell office:value-type="float" office:value="73.5" table:formula="of:=SUM([.G16:.R16])" table:style-name="ce1">
            <text:p>73.5</text:p>
          </table:table-cell>
          <table:table-cell office:value-type="float" office:value="10.4" table:style-name="ce1">
            <text:p>10.4</text:p>
          </table:table-cell>
          <table:table-cell office:value-type="float" office:value="1.9" table:style-name="ce1">
            <text:p>1.9</text:p>
          </table:table-cell>
          <table:table-cell office:value-type="float" office:value="8.9" table:style-name="ce1">
            <text:p>8.9</text:p>
          </table:table-cell>
          <table:table-cell office:value-type="float" office:value="1.7" table:style-name="ce1">
            <text:p>1.7</text:p>
          </table:table-cell>
          <table:table-cell office:value-type="float" office:value="2.1" table:style-name="ce1">
            <text:p>2.1</text:p>
          </table:table-cell>
          <table:table-cell office:value-type="float" office:value="14" table:style-name="ce1">
            <text:p>1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.7" table:style-name="ce1">
            <text:p>6.7</text:p>
          </table:table-cell>
          <table:table-cell office:value-type="float" office:value="7" table:style-name="ce1">
            <text:p>7</text:p>
          </table:table-cell>
          <table:table-cell office:value-type="float" office:value="10.7" table:style-name="ce1">
            <text:p>10.7</text:p>
          </table:table-cell>
          <table:table-cell office:value-type="float" office:value="2.8" table:style-name="ce1">
            <text:p>2.8</text:p>
          </table:table-cell>
          <table:table-cell office:value-type="float" office:value="5.0999999999999996" table:style-name="ce1">
            <text:p>5.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leeping</text:p>
          </table:table-cell>
          <table:table-cell office:value-type="float" office:value="65" table:style-name="ce4">
            <text:p>65.00</text:p>
          </table:table-cell>
          <table:table-cell office:value-type="float" office:value="65" table:formula="of:=[.B17]*([.$C$27]/70)" table:style-name="ce5">
            <text:p>65.00</text:p>
          </table:table-cell>
          <table:table-cell office:value-type="float" office:value="1.0833333333333333" table:formula="of:=[.C17]/60" table:style-name="ce6">
            <text:p>1.08</text:p>
          </table:table-cell>
          <table:table-cell office:value-type="float" office:value="75.544444444444451" table:formula="of:=[.D17]*1000*[.$C$30]/60" table:style-name="ce6">
            <text:p>75.54</text:p>
          </table:table-cell>
          <table:table-cell office:value-type="float" office:value="75.544444444444451" table:formula="of:=SUM([.G17:.R17])" table:style-name="ce6">
            <text:p>75.54</text:p>
          </table:table-cell>
          <table:table-cell office:value-type="float" office:value="10.689281934996222" table:formula="of:=[.G16]*([.$E$17]/[.$F$16])" table:style-name="ce5">
            <text:p>10.69</text:p>
          </table:table-cell>
          <table:table-cell office:value-type="float" office:value="1.9528495842781559" table:formula="of:=[.H16]*([.$E$17]/[.$F$16])" table:style-name="ce5">
            <text:p>1.95</text:p>
          </table:table-cell>
          <table:table-cell office:value-type="float" office:value="9.1475585789871516" table:formula="of:=[.I16]*([.$E$17]/[.$F$16])" table:style-name="ce5">
            <text:p>9.15</text:p>
          </table:table-cell>
          <table:table-cell office:value-type="float" office:value="1.7472864701436133" table:formula="of:=[.J16]*([.$E$17]/[.$F$16])" table:style-name="ce5">
            <text:p>1.75</text:p>
          </table:table-cell>
          <table:table-cell office:value-type="float" office:value="2.158412698412699" table:formula="of:=[.K16]*([.$E$17]/[.$F$16])" table:style-name="ce5">
            <text:p>2.16</text:p>
          </table:table-cell>
          <table:table-cell office:value-type="float" office:value="14.389417989417991" table:formula="of:=[.L16]*([.$E$17]/[.$F$16])" table:style-name="ce5">
            <text:p>14.39</text:p>
          </table:table-cell>
          <table:table-cell office:value-type="float" office:value="2.2611942554799702" table:formula="of:=[.M16]*([.$E$17]/[.$F$16])" table:style-name="ce5">
            <text:p>2.26</text:p>
          </table:table-cell>
          <table:table-cell office:value-type="float" office:value="6.8863643235071814" table:formula="of:=[.N16]*([.$E$17]/[.$F$16])" table:style-name="ce5">
            <text:p>6.89</text:p>
          </table:table-cell>
          <table:table-cell office:value-type="float" office:value="7.1947089947089955" table:formula="of:=[.O16]*([.$E$17]/[.$F$16])" table:style-name="ce5">
            <text:p>7.19</text:p>
          </table:table-cell>
          <table:table-cell office:value-type="float" office:value="10.997626606198036" table:formula="of:=[.P16]*([.$E$17]/[.$F$16])" table:style-name="ce5">
            <text:p>11.00</text:p>
          </table:table-cell>
          <table:table-cell office:value-type="float" office:value="2.8778835978835979" table:formula="of:=[.Q16]*([.$E$17]/[.$F$16])" table:style-name="ce5">
            <text:p>2.88</text:p>
          </table:table-cell>
          <table:table-cell office:value-type="float" office:value="5.2418594104308394" table:formula="of:=[.R16]*([.$E$17]/[.$F$16])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awake lying still</text:p>
          </table:table-cell>
          <table:table-cell office:value-type="float" office:value="77" table:style-name="ce4">
            <text:p>77.00</text:p>
          </table:table-cell>
          <table:table-cell office:value-type="float" office:value="77" table:formula="of:=[.B18]*([.$C$27]/70)" table:style-name="ce5">
            <text:p>77.00</text:p>
          </table:table-cell>
          <table:table-cell office:value-type="float" office:value="1.2833333333333334" table:formula="of:=[.C18]/60" table:style-name="ce6">
            <text:p>1.28</text:p>
          </table:table-cell>
          <table:table-cell office:value-type="float" office:value="89.491111111111124" table:formula="of:=[.D18]*1000*[.$C$30]/60" table:style-name="ce6">
            <text:p>89.49</text:p>
          </table:table-cell>
          <table:table-cell office:value-type="float" office:value="89.491111111111124" table:formula="of:=SUM([.G18:.R18])" table:style-name="ce6">
            <text:p>89.49</text:p>
          </table:table-cell>
          <table:table-cell office:value-type="float" office:value="10.689281934996222" table:formula="of:=[.G17]" table:style-name="ce5">
            <text:p>10.69</text:p>
          </table:table-cell>
          <table:table-cell office:value-type="float" office:value="1.9528495842781559" table:formula="of:=[.H17]" table:style-name="ce9">
            <text:p>1.95</text:p>
          </table:table-cell>
          <table:table-cell office:value-type="float" office:value="9.1475585789871516" table:formula="of:=[.I17]" table:style-name="ce9">
            <text:p>9.15</text:p>
          </table:table-cell>
          <table:table-cell office:value-type="float" office:value="1.7472864701436133" table:formula="of:=[.J17]" table:style-name="ce9">
            <text:p>1.75</text:p>
          </table:table-cell>
          <table:table-cell office:value-type="float" office:value="2.158412698412699" table:formula="of:=[.K17]" table:style-name="ce5">
            <text:p>2.16</text:p>
          </table:table-cell>
          <table:table-cell office:value-type="float" office:value="28.336084656084665" table:formula="of:=[.L17]+[.E18]-[.E17]" table:style-name="ce5">
            <text:p>28.34</text:p>
          </table:table-cell>
          <table:table-cell office:value-type="float" office:value="2.2611942554799702" table:formula="of:=[.M17]" table:style-name="ce5">
            <text:p>2.26</text:p>
          </table:table-cell>
          <table:table-cell office:value-type="float" office:value="6.8863643235071814" table:formula="of:=[.N17]" table:style-name="ce5">
            <text:p>6.89</text:p>
          </table:table-cell>
          <table:table-cell office:value-type="float" office:value="7.1947089947089955" table:formula="of:=[.O17]" table:style-name="ce5">
            <text:p>7.19</text:p>
          </table:table-cell>
          <table:table-cell office:value-type="float" office:value="10.997626606198036" table:formula="of:=[.P17]" table:style-name="ce5">
            <text:p>11.00</text:p>
          </table:table-cell>
          <table:table-cell office:value-type="float" office:value="2.8778835978835979" table:formula="of:=[.Q17]" table:style-name="ce5">
            <text:p>2.88</text:p>
          </table:table-cell>
          <table:table-cell office:value-type="float" office:value="5.2418594104308394" table:formula="of:=[.R17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itting at rest</text:p>
          </table:table-cell>
          <table:table-cell office:value-type="float" office:value="100" table:style-name="ce4">
            <text:p>100.00</text:p>
          </table:table-cell>
          <table:table-cell office:value-type="float" office:value="100" table:formula="of:=[.B19]*([.$C$27]/70)" table:style-name="ce5">
            <text:p>100.00</text:p>
          </table:table-cell>
          <table:table-cell office:value-type="float" office:value="1.6666666666666667" table:formula="of:=[.C19]/60" table:style-name="ce6">
            <text:p>1.67</text:p>
          </table:table-cell>
          <table:table-cell office:value-type="float" office:value="116.22222222222223" table:formula="of:=[.D19]*1000*[.$C$30]/60" table:style-name="ce6">
            <text:p>116.22</text:p>
          </table:table-cell>
          <table:table-cell office:value-type="float" office:value="116.2222222222222" table:formula="of:=SUM([.G19:.R19])" table:style-name="ce6">
            <text:p>116.22</text:p>
          </table:table-cell>
          <table:table-cell office:value-type="float" office:value="37.420393046107321" table:formula="of:=[.$G$17]+[.E19]-[.$E$18]" table:style-name="ce5">
            <text:p>37.42</text:p>
          </table:table-cell>
          <table:table-cell office:value-type="float" office:value="1.9528495842781559" table:formula="of:=[.H18]" table:style-name="ce9">
            <text:p>1.95</text:p>
          </table:table-cell>
          <table:table-cell office:value-type="float" office:value="9.1475585789871516" table:formula="of:=[.I18]" table:style-name="ce9">
            <text:p>9.15</text:p>
          </table:table-cell>
          <table:table-cell office:value-type="float" office:value="1.7472864701436133" table:formula="of:=[.J18]" table:style-name="ce9">
            <text:p>1.75</text:p>
          </table:table-cell>
          <table:table-cell office:value-type="float" office:value="2.158412698412699" table:formula="of:=[.K18]" table:style-name="ce5">
            <text:p>2.16</text:p>
          </table:table-cell>
          <table:table-cell office:value-type="float" office:value="28.336084656084665" table:formula="of:=[.L18]" table:style-name="ce5">
            <text:p>28.34</text:p>
          </table:table-cell>
          <table:table-cell office:value-type="float" office:value="2.2611942554799702" table:formula="of:=[.M18]" table:style-name="ce5">
            <text:p>2.26</text:p>
          </table:table-cell>
          <table:table-cell office:value-type="float" office:value="6.8863643235071814" table:formula="of:=[.N18]" table:style-name="ce5">
            <text:p>6.89</text:p>
          </table:table-cell>
          <table:table-cell office:value-type="float" office:value="7.1947089947089955" table:formula="of:=[.O18]" table:style-name="ce5">
            <text:p>7.19</text:p>
          </table:table-cell>
          <table:table-cell office:value-type="float" office:value="10.997626606198036" table:formula="of:=[.P18]" table:style-name="ce5">
            <text:p>11.00</text:p>
          </table:table-cell>
          <table:table-cell office:value-type="float" office:value="2.8778835978835979" table:formula="of:=[.Q18]" table:style-name="ce5">
            <text:p>2.88</text:p>
          </table:table-cell>
          <table:table-cell office:value-type="float" office:value="5.2418594104308394" table:formula="of:=[.R18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tanding relaxed</text:p>
          </table:table-cell>
          <table:table-cell office:value-type="float" office:value="105" table:style-name="ce4">
            <text:p>105.00</text:p>
          </table:table-cell>
          <table:table-cell office:value-type="float" office:value="105" table:formula="of:=[.B20]*([.$C$27]/70)" table:style-name="ce5">
            <text:p>105.00</text:p>
          </table:table-cell>
          <table:table-cell office:value-type="float" office:value="1.75" table:formula="of:=[.C20]/60" table:style-name="ce6">
            <text:p>1.75</text:p>
          </table:table-cell>
          <table:table-cell office:value-type="float" office:value="122.03333333333333" table:formula="of:=[.D20]*1000*[.$C$30]/60" table:style-name="ce6">
            <text:p>122.03</text:p>
          </table:table-cell>
          <table:table-cell office:value-type="float" office:value="122.0333333333333" table:formula="of:=SUM([.G20:.R20])" table:style-name="ce6">
            <text:p>122.03</text:p>
          </table:table-cell>
          <table:table-cell office:value-type="float" office:value="43.231504157218424" table:formula="of:=[.$G$17]+[.E20]-[.$E$18]" table:style-name="ce5">
            <text:p>43.23</text:p>
          </table:table-cell>
          <table:table-cell office:value-type="float" office:value="1.9528495842781559" table:formula="of:=[.H19]" table:style-name="ce9">
            <text:p>1.95</text:p>
          </table:table-cell>
          <table:table-cell office:value-type="float" office:value="9.1475585789871516" table:formula="of:=[.I19]" table:style-name="ce9">
            <text:p>9.15</text:p>
          </table:table-cell>
          <table:table-cell office:value-type="float" office:value="1.7472864701436133" table:formula="of:=[.J19]" table:style-name="ce9">
            <text:p>1.75</text:p>
          </table:table-cell>
          <table:table-cell office:value-type="float" office:value="2.158412698412699" table:formula="of:=[.K19]" table:style-name="ce5">
            <text:p>2.16</text:p>
          </table:table-cell>
          <table:table-cell office:value-type="float" office:value="28.336084656084665" table:formula="of:=[.L19]" table:style-name="ce5">
            <text:p>28.34</text:p>
          </table:table-cell>
          <table:table-cell office:value-type="float" office:value="2.2611942554799702" table:formula="of:=[.M19]" table:style-name="ce5">
            <text:p>2.26</text:p>
          </table:table-cell>
          <table:table-cell office:value-type="float" office:value="6.8863643235071814" table:formula="of:=[.N19]" table:style-name="ce5">
            <text:p>6.89</text:p>
          </table:table-cell>
          <table:table-cell office:value-type="float" office:value="7.1947089947089955" table:formula="of:=[.O19]" table:style-name="ce5">
            <text:p>7.19</text:p>
          </table:table-cell>
          <table:table-cell office:value-type="float" office:value="10.997626606198036" table:formula="of:=[.P19]" table:style-name="ce5">
            <text:p>11.00</text:p>
          </table:table-cell>
          <table:table-cell office:value-type="float" office:value="2.8778835978835979" table:formula="of:=[.Q19]" table:style-name="ce5">
            <text:p>2.88</text:p>
          </table:table-cell>
          <table:table-cell office:value-type="float" office:value="5.2418594104308394" table:formula="of:=[.R19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dressing und undressing</text:p>
          </table:table-cell>
          <table:table-cell office:value-type="float" office:value="118" table:style-name="ce4">
            <text:p>118.00</text:p>
          </table:table-cell>
          <table:table-cell office:value-type="float" office:value="118" table:formula="of:=[.B21]*([.$C$27]/70)" table:style-name="ce5">
            <text:p>118.00</text:p>
          </table:table-cell>
          <table:table-cell office:value-type="float" office:value="1.9666666666666666" table:formula="of:=[.C21]/60" table:style-name="ce6">
            <text:p>1.97</text:p>
          </table:table-cell>
          <table:table-cell office:value-type="float" office:value="137.14222222222222" table:formula="of:=[.D21]*1000*[.$C$30]/60" table:style-name="ce6">
            <text:p>137.14</text:p>
          </table:table-cell>
          <table:table-cell office:value-type="float" office:value="137.14222222222219" table:formula="of:=SUM([.G21:.R21])" table:style-name="ce6">
            <text:p>137.14</text:p>
          </table:table-cell>
          <table:table-cell office:value-type="float" office:value="58.340393046107309" table:formula="of:=[.$G$17]+[.E21]-[.$E$18]" table:style-name="ce5">
            <text:p>58.34</text:p>
          </table:table-cell>
          <table:table-cell office:value-type="float" office:value="1.9528495842781559" table:formula="of:=[.H20]" table:style-name="ce9">
            <text:p>1.95</text:p>
          </table:table-cell>
          <table:table-cell office:value-type="float" office:value="9.1475585789871516" table:formula="of:=[.I20]" table:style-name="ce9">
            <text:p>9.15</text:p>
          </table:table-cell>
          <table:table-cell office:value-type="float" office:value="1.7472864701436133" table:formula="of:=[.J20]" table:style-name="ce9">
            <text:p>1.75</text:p>
          </table:table-cell>
          <table:table-cell office:value-type="float" office:value="2.158412698412699" table:formula="of:=[.K20]" table:style-name="ce5">
            <text:p>2.16</text:p>
          </table:table-cell>
          <table:table-cell office:value-type="float" office:value="28.336084656084665" table:formula="of:=[.L20]" table:style-name="ce5">
            <text:p>28.34</text:p>
          </table:table-cell>
          <table:table-cell office:value-type="float" office:value="2.2611942554799702" table:formula="of:=[.M20]" table:style-name="ce5">
            <text:p>2.26</text:p>
          </table:table-cell>
          <table:table-cell office:value-type="float" office:value="6.8863643235071814" table:formula="of:=[.N20]" table:style-name="ce5">
            <text:p>6.89</text:p>
          </table:table-cell>
          <table:table-cell office:value-type="float" office:value="7.1947089947089955" table:formula="of:=[.O20]" table:style-name="ce5">
            <text:p>7.19</text:p>
          </table:table-cell>
          <table:table-cell office:value-type="float" office:value="10.997626606198036" table:formula="of:=[.P20]" table:style-name="ce5">
            <text:p>11.00</text:p>
          </table:table-cell>
          <table:table-cell office:value-type="float" office:value="2.8778835978835979" table:formula="of:=[.Q20]" table:style-name="ce5">
            <text:p>2.88</text:p>
          </table:table-cell>
          <table:table-cell office:value-type="float" office:value="5.2418594104308394" table:formula="of:=[.R20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typewriting rapidly</text:p>
          </table:table-cell>
          <table:table-cell office:value-type="float" office:value="140" table:style-name="ce4">
            <text:p>140.00</text:p>
          </table:table-cell>
          <table:table-cell office:value-type="float" office:value="140" table:formula="of:=[.B22]*([.$C$27]/70)" table:style-name="ce5">
            <text:p>140.00</text:p>
          </table:table-cell>
          <table:table-cell office:value-type="float" office:value="2.3333333333333335" table:formula="of:=[.C22]/60" table:style-name="ce6">
            <text:p>2.33</text:p>
          </table:table-cell>
          <table:table-cell office:value-type="float" office:value="162.71111111111114" table:formula="of:=[.D22]*1000*[.$C$30]/60" table:style-name="ce6">
            <text:p>162.71</text:p>
          </table:table-cell>
          <table:table-cell office:value-type="float" office:value="162.71111111111114" table:formula="of:=SUM([.G22:.R22])" table:style-name="ce6">
            <text:p>162.71</text:p>
          </table:table-cell>
          <table:table-cell office:value-type="float" office:value="83.90928193499623" table:formula="of:=[.$G$17]+[.E22]-[.$E$18]" table:style-name="ce5">
            <text:p>83.91</text:p>
          </table:table-cell>
          <table:table-cell office:value-type="float" office:value="1.9528495842781559" table:formula="of:=[.H21]" table:style-name="ce9">
            <text:p>1.95</text:p>
          </table:table-cell>
          <table:table-cell office:value-type="float" office:value="9.1475585789871516" table:formula="of:=[.I21]" table:style-name="ce9">
            <text:p>9.15</text:p>
          </table:table-cell>
          <table:table-cell office:value-type="float" office:value="1.7472864701436133" table:formula="of:=[.J21]" table:style-name="ce9">
            <text:p>1.75</text:p>
          </table:table-cell>
          <table:table-cell office:value-type="float" office:value="2.158412698412699" table:formula="of:=[.K21]" table:style-name="ce5">
            <text:p>2.16</text:p>
          </table:table-cell>
          <table:table-cell office:value-type="float" office:value="28.336084656084665" table:formula="of:=[.L21]" table:style-name="ce5">
            <text:p>28.34</text:p>
          </table:table-cell>
          <table:table-cell office:value-type="float" office:value="2.2611942554799702" table:formula="of:=[.M21]" table:style-name="ce5">
            <text:p>2.26</text:p>
          </table:table-cell>
          <table:table-cell office:value-type="float" office:value="6.8863643235071814" table:formula="of:=[.N21]" table:style-name="ce5">
            <text:p>6.89</text:p>
          </table:table-cell>
          <table:table-cell office:value-type="float" office:value="7.1947089947089955" table:formula="of:=[.O21]" table:style-name="ce5">
            <text:p>7.19</text:p>
          </table:table-cell>
          <table:table-cell office:value-type="float" office:value="10.997626606198036" table:formula="of:=[.P21]" table:style-name="ce5">
            <text:p>11.00</text:p>
          </table:table-cell>
          <table:table-cell office:value-type="float" office:value="2.8778835978835979" table:formula="of:=[.Q21]" table:style-name="ce5">
            <text:p>2.88</text:p>
          </table:table-cell>
          <table:table-cell office:value-type="float" office:value="5.2418594104308394" table:formula="of:=[.R21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walking slowly (4.2 km/h)</text:p>
          </table:table-cell>
          <table:table-cell office:value-type="float" office:value="200" table:style-name="ce4">
            <text:p>200.00</text:p>
          </table:table-cell>
          <table:table-cell office:value-type="float" office:value="200" table:formula="of:=[.B23]*([.$C$27]/70)" table:style-name="ce5">
            <text:p>200.00</text:p>
          </table:table-cell>
          <table:table-cell office:value-type="float" office:value="3.3333333333333335" table:formula="of:=[.C23]/60" table:style-name="ce6">
            <text:p>3.33</text:p>
          </table:table-cell>
          <table:table-cell office:value-type="float" office:value="232.44444444444446" table:formula="of:=[.D23]*1000*[.$C$30]/60" table:style-name="ce6">
            <text:p>232.44</text:p>
          </table:table-cell>
          <table:table-cell office:value-type="float" office:value="232.44444444444449" table:formula="of:=SUM([.G23:.R23])" table:style-name="ce6">
            <text:p>232.44</text:p>
          </table:table-cell>
          <table:table-cell office:value-type="float" office:value="153.64261526832956" table:formula="of:=[.$G$17]+[.E23]-[.$E$18]" table:style-name="ce5">
            <text:p>153.64</text:p>
          </table:table-cell>
          <table:table-cell office:value-type="float" office:value="1.9528495842781559" table:formula="of:=[.H22]" table:style-name="ce9">
            <text:p>1.95</text:p>
          </table:table-cell>
          <table:table-cell office:value-type="float" office:value="9.1475585789871516" table:formula="of:=[.I22]" table:style-name="ce9">
            <text:p>9.15</text:p>
          </table:table-cell>
          <table:table-cell office:value-type="float" office:value="1.7472864701436133" table:formula="of:=[.J22]" table:style-name="ce9">
            <text:p>1.75</text:p>
          </table:table-cell>
          <table:table-cell office:value-type="float" office:value="2.158412698412699" table:formula="of:=[.K22]" table:style-name="ce5">
            <text:p>2.16</text:p>
          </table:table-cell>
          <table:table-cell office:value-type="float" office:value="28.336084656084665" table:formula="of:=[.L22]" table:style-name="ce5">
            <text:p>28.34</text:p>
          </table:table-cell>
          <table:table-cell office:value-type="float" office:value="2.2611942554799702" table:formula="of:=[.M22]" table:style-name="ce5">
            <text:p>2.26</text:p>
          </table:table-cell>
          <table:table-cell office:value-type="float" office:value="6.8863643235071814" table:formula="of:=[.N22]" table:style-name="ce5">
            <text:p>6.89</text:p>
          </table:table-cell>
          <table:table-cell office:value-type="float" office:value="7.1947089947089955" table:formula="of:=[.O22]" table:style-name="ce5">
            <text:p>7.19</text:p>
          </table:table-cell>
          <table:table-cell office:value-type="float" office:value="10.997626606198036" table:formula="of:=[.P22]" table:style-name="ce5">
            <text:p>11.00</text:p>
          </table:table-cell>
          <table:table-cell office:value-type="float" office:value="2.8778835978835979" table:formula="of:=[.Q22]" table:style-name="ce5">
            <text:p>2.88</text:p>
          </table:table-cell>
          <table:table-cell office:value-type="float" office:value="5.2418594104308394" table:formula="of:=[.R22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swinmming</text:p>
          </table:table-cell>
          <table:table-cell office:value-type="float" office:value="500" table:style-name="ce4">
            <text:p>500.00</text:p>
          </table:table-cell>
          <table:table-cell office:value-type="float" office:value="500" table:formula="of:=[.B24]*([.$C$27]/70)" table:style-name="ce5">
            <text:p>500.00</text:p>
          </table:table-cell>
          <table:table-cell office:value-type="float" office:value="8.3333333333333339" table:formula="of:=[.C24]/60" table:style-name="ce6">
            <text:p>8.33</text:p>
          </table:table-cell>
          <table:table-cell office:value-type="float" office:value="581.1111111111112" table:formula="of:=[.D24]*1000*[.$C$30]/60" table:style-name="ce6">
            <text:p>581.11</text:p>
          </table:table-cell>
          <table:table-cell office:value-type="float" office:value="581.11111111111131" table:formula="of:=SUM([.G24:.R24])" table:style-name="ce6">
            <text:p>581.11</text:p>
          </table:table-cell>
          <table:table-cell office:value-type="float" office:value="502.30928193499625" table:formula="of:=[.$G$17]+[.E24]-[.$E$18]" table:style-name="ce5">
            <text:p>502.31</text:p>
          </table:table-cell>
          <table:table-cell office:value-type="float" office:value="1.9528495842781559" table:formula="of:=[.H23]" table:style-name="ce9">
            <text:p>1.95</text:p>
          </table:table-cell>
          <table:table-cell office:value-type="float" office:value="9.1475585789871516" table:formula="of:=[.I23]" table:style-name="ce9">
            <text:p>9.15</text:p>
          </table:table-cell>
          <table:table-cell office:value-type="float" office:value="1.7472864701436133" table:formula="of:=[.J23]" table:style-name="ce9">
            <text:p>1.75</text:p>
          </table:table-cell>
          <table:table-cell office:value-type="float" office:value="2.158412698412699" table:formula="of:=[.K23]" table:style-name="ce5">
            <text:p>2.16</text:p>
          </table:table-cell>
          <table:table-cell office:value-type="float" office:value="28.336084656084665" table:formula="of:=[.L23]" table:style-name="ce5">
            <text:p>28.34</text:p>
          </table:table-cell>
          <table:table-cell office:value-type="float" office:value="2.2611942554799702" table:formula="of:=[.M23]" table:style-name="ce5">
            <text:p>2.26</text:p>
          </table:table-cell>
          <table:table-cell office:value-type="float" office:value="6.8863643235071814" table:formula="of:=[.N23]" table:style-name="ce5">
            <text:p>6.89</text:p>
          </table:table-cell>
          <table:table-cell office:value-type="float" office:value="7.1947089947089955" table:formula="of:=[.O23]" table:style-name="ce5">
            <text:p>7.19</text:p>
          </table:table-cell>
          <table:table-cell office:value-type="float" office:value="10.997626606198036" table:formula="of:=[.P23]" table:style-name="ce5">
            <text:p>11.00</text:p>
          </table:table-cell>
          <table:table-cell office:value-type="float" office:value="2.8778835978835979" table:formula="of:=[.Q23]" table:style-name="ce5">
            <text:p>2.88</text:p>
          </table:table-cell>
          <table:table-cell office:value-type="float" office:value="5.2418594104308394" table:formula="of:=[.R23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running (8.5 km/h)</text:p>
          </table:table-cell>
          <table:table-cell office:value-type="float" office:value="570" table:style-name="ce4">
            <text:p>570.00</text:p>
          </table:table-cell>
          <table:table-cell office:value-type="float" office:value="570" table:formula="of:=[.B25]*([.$C$27]/70)" table:style-name="ce5">
            <text:p>570.00</text:p>
          </table:table-cell>
          <table:table-cell office:value-type="float" office:value="9.5" table:formula="of:=[.C25]/60" table:style-name="ce6">
            <text:p>9.50</text:p>
          </table:table-cell>
          <table:table-cell office:value-type="float" office:value="662.4666666666667" table:formula="of:=[.D25]*1000*[.$C$30]/60" table:style-name="ce6">
            <text:p>662.47</text:p>
          </table:table-cell>
          <table:table-cell office:value-type="float" office:value="662.46666666666692" table:formula="of:=SUM([.G25:.R25])" table:style-name="ce6">
            <text:p>662.47</text:p>
          </table:table-cell>
          <table:table-cell office:value-type="float" office:value="583.6648374905518" table:formula="of:=[.$G$17]+[.E25]-[.$E$18]" table:style-name="ce5">
            <text:p>583.66</text:p>
          </table:table-cell>
          <table:table-cell office:value-type="float" office:value="1.9528495842781559" table:formula="of:=[.H24]" table:style-name="ce9">
            <text:p>1.95</text:p>
          </table:table-cell>
          <table:table-cell office:value-type="float" office:value="9.1475585789871516" table:formula="of:=[.I24]" table:style-name="ce9">
            <text:p>9.15</text:p>
          </table:table-cell>
          <table:table-cell office:value-type="float" office:value="1.7472864701436133" table:formula="of:=[.J24]" table:style-name="ce9">
            <text:p>1.75</text:p>
          </table:table-cell>
          <table:table-cell office:value-type="float" office:value="2.158412698412699" table:formula="of:=[.K24]" table:style-name="ce5">
            <text:p>2.16</text:p>
          </table:table-cell>
          <table:table-cell office:value-type="float" office:value="28.336084656084665" table:formula="of:=[.L24]" table:style-name="ce5">
            <text:p>28.34</text:p>
          </table:table-cell>
          <table:table-cell office:value-type="float" office:value="2.2611942554799702" table:formula="of:=[.M24]" table:style-name="ce5">
            <text:p>2.26</text:p>
          </table:table-cell>
          <table:table-cell office:value-type="float" office:value="6.8863643235071814" table:formula="of:=[.N24]" table:style-name="ce5">
            <text:p>6.89</text:p>
          </table:table-cell>
          <table:table-cell office:value-type="float" office:value="7.1947089947089955" table:formula="of:=[.O24]" table:style-name="ce5">
            <text:p>7.19</text:p>
          </table:table-cell>
          <table:table-cell office:value-type="float" office:value="10.997626606198036" table:formula="of:=[.P24]" table:style-name="ce5">
            <text:p>11.00</text:p>
          </table:table-cell>
          <table:table-cell office:value-type="float" office:value="2.8778835978835979" table:formula="of:=[.Q24]" table:style-name="ce5">
            <text:p>2.88</text:p>
          </table:table-cell>
          <table:table-cell office:value-type="float" office:value="5.2418594104308394" table:formula="of:=[.R24]" table:style-name="ce5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walking upstairs rapidly</text:p>
          </table:table-cell>
          <table:table-cell office:value-type="float" office:value="1100" table:style-name="ce4">
            <text:p>1100.00</text:p>
          </table:table-cell>
          <table:table-cell office:value-type="float" office:value="1100" table:formula="of:=[.B26]*([.$C$27]/70)" table:style-name="ce5">
            <text:p>1100.00</text:p>
          </table:table-cell>
          <table:table-cell office:value-type="float" office:value="18.333333333333332" table:formula="of:=[.C26]/60" table:style-name="ce6">
            <text:p>18.33</text:p>
          </table:table-cell>
          <table:table-cell office:value-type="float" office:value="1278.4444444444446" table:formula="of:=[.D26]*1000*[.$C$30]/60" table:style-name="ce6">
            <text:p>1278.44</text:p>
          </table:table-cell>
          <table:table-cell office:value-type="float" office:value="1278.4444444444443" table:formula="of:=SUM([.G26:.R26])" table:style-name="ce6">
            <text:p>1278.44</text:p>
          </table:table-cell>
          <table:table-cell office:value-type="float" office:value="1199.6426152683296" table:formula="of:=[.$G$17]+[.E26]-[.$E$18]" table:style-name="ce5">
            <text:p>1199.64</text:p>
          </table:table-cell>
          <table:table-cell office:value-type="float" office:value="1.9528495842781559" table:formula="of:=[.H25]" table:style-name="ce9">
            <text:p>1.95</text:p>
          </table:table-cell>
          <table:table-cell office:value-type="float" office:value="9.1475585789871516" table:formula="of:=[.I25]" table:style-name="ce9">
            <text:p>9.15</text:p>
          </table:table-cell>
          <table:table-cell office:value-type="float" office:value="1.7472864701436133" table:formula="of:=[.J25]" table:style-name="ce9">
            <text:p>1.75</text:p>
          </table:table-cell>
          <table:table-cell office:value-type="float" office:value="2.158412698412699" table:formula="of:=[.K25]" table:style-name="ce5">
            <text:p>2.16</text:p>
          </table:table-cell>
          <table:table-cell office:value-type="float" office:value="28.336084656084665" table:formula="of:=[.L25]" table:style-name="ce5">
            <text:p>28.34</text:p>
          </table:table-cell>
          <table:table-cell office:value-type="float" office:value="2.2611942554799702" table:formula="of:=[.M25]" table:style-name="ce5">
            <text:p>2.26</text:p>
          </table:table-cell>
          <table:table-cell office:value-type="float" office:value="6.8863643235071814" table:formula="of:=[.N25]" table:style-name="ce5">
            <text:p>6.89</text:p>
          </table:table-cell>
          <table:table-cell office:value-type="float" office:value="7.1947089947089955" table:formula="of:=[.O25]" table:style-name="ce5">
            <text:p>7.19</text:p>
          </table:table-cell>
          <table:table-cell office:value-type="float" office:value="10.997626606198036" table:formula="of:=[.P25]" table:style-name="ce5">
            <text:p>11.00</text:p>
          </table:table-cell>
          <table:table-cell office:value-type="float" office:value="2.8778835978835979" table:formula="of:=[.Q25]" table:style-name="ce5">
            <text:p>2.88</text:p>
          </table:table-cell>
          <table:table-cell office:value-type="float" office:value="5.2418594104308394" table:formula="of:=[.R25]" table:style-name="ce5">
            <text:p>5.24</text:p>
          </table:table-cell>
          <table:table-cell table:number-columns-repeated="16366"/>
        </table:table-row>
        <table:table-row table:style-name="ro1"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float" office:value="1.0278155706727137" table:formula="of:=[.$E$17]/[.$F$16]" table:style-name="ce6">
            <text:p>1.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respiration quotient</text:p>
          </table:table-cell>
          <table:table-cell table:style-name="ce4"/>
          <table:table-cell office:value-type="float" office:value="0.8" table:style-name="ce4">
            <text:p>0.80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4">
            <text:p>call to joule</text:p>
          </table:table-cell>
          <table:table-cell table:style-name="ce4"/>
          <table:table-cell office:value-type="float" office:value="4.1840000000000002" table:style-name="ce4">
            <text:p>4.18</text:p>
          </table:table-cell>
          <table:table-cell office:value-type="string" table:style-name="ce4">
            <text:p>J/c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mol to liter STP</text:p>
          </table:table-cell>
          <table:table-cell table:style-name="ce4"/>
          <table:table-cell office:value-type="float" office:value="2.2400414507772023E-2" table:formula="of:=8.314*273/101325" table:style-name="ce4">
            <text:p>0.02</text:p>
          </table:table-cell>
          <table:table-cell office:value-type="string" table:style-name="ce4">
            <text:p>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mol to liter 37°C</text:p>
          </table:table-cell>
          <table:table-cell table:style-name="ce4"/>
          <table:table-cell office:value-type="float" office:value="2.5436368122378487E-2" table:formula="of:=8.314*310/101325" table:style-name="ce4">
            <text:p>0.03</text:p>
          </table:table-cell>
          <table:table-cell office:value-type="string" table:style-name="ce4">
            <text:p>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nergy liberated per liter of oxygen</text:p>
          </table:table-cell>
          <table:table-cell table:style-name="ce4"/>
          <table:table-cell office:value-type="float" office:value="4825" table:style-name="ce4">
            <text:p>4825.00</text:p>
          </table:table-cell>
          <table:table-cell office:value-type="string" table:style-name="ce4">
            <text:p>cal/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nergy liberated per mol of oxygen</text:p>
          </table:table-cell>
          <table:table-cell table:style-name="ce4"/>
          <table:table-cell office:value-type="float" office:value="108.08200000000001" table:formula="of:=[.C33]*[.C31]" table:style-name="ce4">
            <text:p>108.08</text:p>
          </table:table-cell>
          <table:table-cell office:value-type="string" table:style-name="ce4">
            <text:p>cal/mo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ile</text:p>
          </table:table-cell>
          <table:table-cell table:style-name="ce4"/>
          <table:table-cell office:value-type="float" office:value="1.6093440000000001" table:style-name="ce1">
            <text:p>1.609344</text:p>
          </table:table-cell>
          <table:table-cell office:value-type="string" table:style-name="ce4">
            <text:p>km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float" office:value="1.1109753252380266" table:formula="of:=70/[.F38]" table:style-name="ce1">
            <text:p>1.110975325</text:p>
          </table:table-cell>
          <table:table-cell table:number-columns-spanned="12" table:number-rows-spanned="1" table:style-name="ce8"/>
          <table:covered-table-cell table:number-columns-repeated="11"/>
          <table:table-cell table:number-columns-repeated="16366"/>
        </table:table-row>
        <table:table-row table:style-name="ro1">
          <table:table-cell table:number-columns-repeated="2" table:style-name="ce1"/>
          <table:table-cell office:value-type="string" table:style-name="ce1">
            <text:p>sumary</text:p>
          </table:table-cell>
          <table:table-cell office:value-type="string" table:style-name="ce4">
            <text:p>Blood</text:p>
          </table:table-cell>
          <table:table-cell office:value-type="string" table:style-name="ce1">
            <text:p>GIT_Volume</text:p>
          </table:table-cell>
          <table:table-cell office:value-type="string" table:style-name="ce1">
            <text:p>organs sumary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left heart</text:p>
          </table:table-cell>
          <table:table-cell office:value-type="string" table:style-name="ce1">
            <text:p>right heart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adipose</text:p>
          </table:table-cell>
          <table:table-cell office:value-type="string" table:style-name="ce1">
            <text:p>GI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liver</text:p>
          </table:table-cell>
          <table:table-cell office:value-type="string" table:style-name="ce1">
            <text:p>other tissue</text:p>
          </table:table-cell>
          <table:table-cell office:value-type="string" table:style-name="ce1">
            <text:p>bon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ize [kg]</text:p>
          </table:table-cell>
          <table:table-cell table:style-name="ce1"/>
          <table:table-cell office:value-type="float" office:value="69.407700000000006" table:formula="of:=[.F38]+[.E38]+[.D38]" table:style-name="ce2">
            <text:p>69.4077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63.0077" table:formula="of:=SUM([.G38:.R38])" table:style-name="ce2">
            <text:p>63.0077</text:p>
          </table:table-cell>
          <table:table-cell office:value-type="float" office:value="24.4" table:style-name="ce1">
            <text:p>24.4</text:p>
          </table:table-cell>
          <table:table-cell office:value-type="float" office:value="3.08" table:style-name="ce1">
            <text:p>3.08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3.85E-2" table:style-name="ce1">
            <text:p>0.0385</text:p>
          </table:table-cell>
          <table:table-cell office:value-type="float" office:value="2.2440000000000002" table:style-name="ce1">
            <text:p>2.244</text:p>
          </table:table-cell>
          <table:table-cell office:value-type="float" office:value="1.1572" table:style-name="ce1">
            <text:p>1.157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.2716000000000001" table:style-name="ce1">
            <text:p>1.2716</text:p>
          </table:table-cell>
          <table:table-cell office:value-type="float" office:value="0.25519999999999998" table:style-name="ce1">
            <text:p>0.2552</text:p>
          </table:table-cell>
          <table:table-cell office:value-type="float" office:value="1.5422" table:style-name="ce1">
            <text:p>1.5422</text:p>
          </table:table-cell>
          <table:table-cell office:value-type="float" office:value="3.63" table:style-name="ce1">
            <text:p>3.63</text:p>
          </table:table-cell>
          <table:table-cell office:value-type="float" office:value="8.5579999999999998" table:style-name="ce1">
            <text:p>8.55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etabolism [W]</text:p>
          </table:table-cell>
          <table:table-cell table:number-columns-repeated="4" table:style-name="ce1"/>
          <table:table-cell office:value-type="float" office:value="75.544444444444451" table:formula="of:=SUM([.G39:.R39])" table:style-name="ce6">
            <text:p>75.54</text:p>
          </table:table-cell>
          <table:table-cell office:value-type="float" office:value="10.689281934996222" table:formula="of:=[.G17]" table:style-name="ce6">
            <text:p>10.69</text:p>
          </table:table-cell>
          <table:table-cell office:value-type="float" office:value="1.9528495842781559" table:formula="of:=[.H17]" table:style-name="ce6">
            <text:p>1.95</text:p>
          </table:table-cell>
          <table:table-cell office:value-type="float" office:value="9.1475585789871516" table:formula="of:=[.I17]" table:style-name="ce6">
            <text:p>9.15</text:p>
          </table:table-cell>
          <table:table-cell office:value-type="float" office:value="1.7472864701436133" table:formula="of:=[.J17]" table:style-name="ce6">
            <text:p>1.75</text:p>
          </table:table-cell>
          <table:table-cell office:value-type="float" office:value="2.158412698412699" table:formula="of:=[.K17]" table:style-name="ce6">
            <text:p>2.16</text:p>
          </table:table-cell>
          <table:table-cell office:value-type="float" office:value="14.389417989417991" table:formula="of:=[.L17]" table:style-name="ce6">
            <text:p>14.39</text:p>
          </table:table-cell>
          <table:table-cell office:value-type="float" office:value="2.2611942554799702" table:formula="of:=[.M17]" table:style-name="ce6">
            <text:p>2.26</text:p>
          </table:table-cell>
          <table:table-cell office:value-type="float" office:value="6.8863643235071814" table:formula="of:=[.N17]" table:style-name="ce6">
            <text:p>6.89</text:p>
          </table:table-cell>
          <table:table-cell office:value-type="float" office:value="7.1947089947089955" table:formula="of:=[.O17]" table:style-name="ce6">
            <text:p>7.19</text:p>
          </table:table-cell>
          <table:table-cell office:value-type="float" office:value="10.997626606198036" table:formula="of:=[.P17]" table:style-name="ce6">
            <text:p>11.00</text:p>
          </table:table-cell>
          <table:table-cell office:value-type="float" office:value="2.8778835978835979" table:formula="of:=[.Q17]" table:style-name="ce6">
            <text:p>2.88</text:p>
          </table:table-cell>
          <table:table-cell office:value-type="float" office:value="5.2418594104308394" table:formula="of:=[.R17]" table:style-name="ce6">
            <text:p>5.24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additional [cal/min]</text:p>
          </table:table-cell>
          <table:table-cell table:number-columns-repeated="5" table:style-name="ce10"/>
          <table:table-cell office:value-type="float" office:value="139" table:style-name="ce10">
            <text:p>139</text:p>
          </table:table-cell>
          <table:table-cell office:value-type="float" office:value="21" table:style-name="ce10">
            <text:p>21</text:p>
          </table:table-cell>
          <table:table-cell office:value-type="float" office:value="111" table:style-name="ce10">
            <text:p>111</text:p>
          </table:table-cell>
          <table:table-cell office:value-type="float" office:value="22" table:style-name="ce10">
            <text:p>22</text:p>
          </table:table-cell>
          <table:table-cell table:number-columns-repeated="4" table:style-name="ce10"/>
          <table:table-cell office:value-type="float" office:value="61" table:style-name="ce10">
            <text:p>61</text:p>
          </table:table-cell>
          <table:table-cell table:number-columns-repeated="16369" table:style-name="ce10"/>
        </table:table-row>
        <table:table-row table:style-name="ro1">
          <table:table-cell office:value-type="string" table:style-name="ce1">
            <text:p>additional [W]</text:p>
          </table:table-cell>
          <table:table-cell table:number-columns-repeated="5" table:style-name="ce1"/>
          <table:table-cell office:value-type="float" office:value="9.6929333333333343" table:formula="of:=[.G40]*[.$C$30]/60" table:style-name="ce6">
            <text:p>9.69</text:p>
          </table:table-cell>
          <table:table-cell office:value-type="float" office:value="1.4644000000000001" table:formula="of:=[.H40]*[.$C$30]/60" table:style-name="ce6">
            <text:p>1.46</text:p>
          </table:table-cell>
          <table:table-cell office:value-type="float" office:value="7.7404000000000002" table:formula="of:=[.I40]*[.$C$30]/60" table:style-name="ce6">
            <text:p>7.74</text:p>
          </table:table-cell>
          <table:table-cell office:value-type="float" office:value="1.5341333333333333" table:formula="of:=[.J40]*[.$C$30]/60" table:style-name="ce6">
            <text:p>1.53</text:p>
          </table:table-cell>
          <table:table-cell office:value-type="float" office:value="0" table:formula="of:=[.K40]*[.$C$30]/60" table:style-name="ce6">
            <text:p>0.00</text:p>
          </table:table-cell>
          <table:table-cell office:value-type="float" office:value="0" table:formula="of:=[.L40]*[.$C$30]/60" table:style-name="ce6">
            <text:p>0.00</text:p>
          </table:table-cell>
          <table:table-cell office:value-type="float" office:value="0" table:formula="of:=[.M40]*[.$C$30]/60" table:style-name="ce6">
            <text:p>0.00</text:p>
          </table:table-cell>
          <table:table-cell office:value-type="float" office:value="0" table:formula="of:=[.N40]*[.$C$30]/60" table:style-name="ce6">
            <text:p>0.00</text:p>
          </table:table-cell>
          <table:table-cell office:value-type="float" office:value="4.2850000000000001" table:style-name="ce6">
            <text:p>4.29</text:p>
          </table:table-cell>
          <table:table-cell office:value-type="float" office:value="0" table:formula="of:=[.P40]*[.$C$30]/60" table:style-name="ce6">
            <text:p>0.00</text:p>
          </table:table-cell>
          <table:table-cell office:value-type="float" office:value="0" table:formula="of:=[.Q40]*[.$C$30]/60" table:style-name="ce6">
            <text:p>0.00</text:p>
          </table:table-cell>
          <table:table-cell office:value-type="float" office:value="0" table:formula="of:=[.R40]*[.$C$30]/60" table:style-name="ce6">
            <text:p>0.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etabolism per kg [W/kg]</text:p>
          </table:table-cell>
          <table:table-cell table:number-columns-repeated="4" table:style-name="ce1"/>
          <table:table-cell table:style-name="ce2"/>
          <table:table-cell office:value-type="float" office:value="4.0833959084544583E-2" table:formula="of:=([.G39]-[.G41])/[.G38]" table:style-name="ce6">
            <text:p>0.04</text:p>
          </table:table-cell>
          <table:table-cell office:value-type="float" office:value="0.15858752736303758" table:formula="of:=([.H39]-[.H41])/[.H38]" table:style-name="ce6">
            <text:p>0.16</text:p>
          </table:table-cell>
          <table:table-cell office:value-type="float" office:value="6.0915955800309582" table:formula="of:=([.I39]-[.I41])/[.I38]" table:style-name="ce6">
            <text:p>6.09</text:p>
          </table:table-cell>
          <table:table-cell office:value-type="float" office:value="5.5364451119553229" table:formula="of:=([.J39]-[.J41])/[.J38]" table:style-name="ce6">
            <text:p>5.54</text:p>
          </table:table-cell>
          <table:table-cell office:value-type="float" office:value="0.96185949127125614" table:formula="of:=([.K39]-[.K41])/[.K38]" table:style-name="ce6">
            <text:p>0.96</text:p>
          </table:table-cell>
          <table:table-cell office:value-type="float" office:value="12.434685438487721" table:formula="of:=([.L39]-[.L41])/[.L38]" table:style-name="ce6">
            <text:p>12.43</text:p>
          </table:table-cell>
          <table:table-cell office:value-type="float" office:value="0.13621652141445603" table:formula="of:=([.M39]-[.M41])/[.M38]" table:style-name="ce6">
            <text:p>0.14</text:p>
          </table:table-cell>
          <table:table-cell office:value-type="float" office:value="5.4155114214432061" table:formula="of:=([.N39]-[.N41])/[.N38]" table:style-name="ce6">
            <text:p>5.42</text:p>
          </table:table-cell>
          <table:table-cell office:value-type="float" office:value="11.401681013749982" table:formula="of:=([.O39]-[.O41])/[.O38]" table:style-name="ce6">
            <text:p>11.40</text:p>
          </table:table-cell>
          <table:table-cell office:value-type="float" office:value="7.131128651405807" table:formula="of:=([.P39]-[.P41])/[.P38]" table:style-name="ce6">
            <text:p>7.13</text:p>
          </table:table-cell>
          <table:table-cell office:value-type="float" office:value="0.79280539886600498" table:formula="of:=([.Q39]-[.Q41])/[.Q38]" table:style-name="ce6">
            <text:p>0.79</text:p>
          </table:table-cell>
          <table:table-cell office:value-type="float" office:value="0.61250986333615787" table:formula="of:=([.R39]-[.R41])/[.R38]" table:style-name="ce6">
            <text:p>0.6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sal metabolism per kg [cal/(g.min)]</text:p>
          </table:table-cell>
          <table:table-cell table:number-columns-repeated="5" table:style-name="ce1"/>
          <table:table-cell office:value-type="float" office:value="0.5855730270250179" table:formula="of:=[.G42]*60/[.$C$30]" table:style-name="ce11">
            <text:p>0.59</text:p>
          </table:table-cell>
          <table:table-cell office:value-type="float" office:value="2.274199723179315" table:formula="of:=[.H42]*60/[.$C$30]" table:style-name="ce11">
            <text:p>2.27</text:p>
          </table:table-cell>
          <table:table-cell office:value-type="float" office:value="87.355577151495581" table:formula="of:=[.I42]*60/[.$C$30]" table:style-name="ce11">
            <text:p>87.36</text:p>
          </table:table-cell>
          <table:table-cell office:value-type="float" office:value="79.394528374120313" table:formula="of:=[.J42]*60/[.$C$30]" table:style-name="ce11">
            <text:p>79.39</text:p>
          </table:table-cell>
          <table:table-cell office:value-type="float" office:value="13.793396146337326" table:formula="of:=[.K42]*60/[.$C$30]" table:style-name="ce11">
            <text:p>13.79</text:p>
          </table:table-cell>
          <table:table-cell office:value-type="float" office:value="178.3176688119654" table:formula="of:=[.L42]*60/[.$C$30]" table:style-name="ce11">
            <text:p>178.32</text:p>
          </table:table-cell>
          <table:table-cell office:value-type="float" office:value="1.953391798486463" table:formula="of:=[.M42]*60/[.$C$30]" table:style-name="ce11">
            <text:p>1.95</text:p>
          </table:table-cell>
          <table:table-cell office:value-type="float" office:value="77.660297630638709" table:formula="of:=[.N42]*60/[.$C$30]" table:style-name="ce11">
            <text:p>77.66</text:p>
          </table:table-cell>
          <table:table-cell office:value-type="float" office:value="163.50402983389074" table:formula="of:=[.O42]*60/[.$C$30]" table:style-name="ce11">
            <text:p>163.50</text:p>
          </table:table-cell>
          <table:table-cell office:value-type="float" office:value="102.26283916929934" table:formula="of:=[.P42]*60/[.$C$30]" table:style-name="ce11">
            <text:p>102.26</text:p>
          </table:table-cell>
          <table:table-cell office:value-type="float" office:value="11.369102278193187" table:formula="of:=[.Q42]*60/[.$C$30]" table:style-name="ce11">
            <text:p>11.37</text:p>
          </table:table-cell>
          <table:table-cell office:value-type="float" office:value="8.783602246694425" table:formula="of:=[.R42]*60/[.$C$30]" table:style-name="ce11">
            <text:p>8.78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number-columns-repeated="13" table:style-name="ce2"/>
          <table:table-cell table:number-columns-repeated="16366"/>
        </table:table-row>
        <table:table-row table:style-name="ro1">
          <table:table-cell table:number-columns-repeated="5" table:style-name="ce1"/>
          <table:table-cell table:style-name="ce6"/>
          <table:table-cell table:number-columns-repeated="12" table:style-name="ce2"/>
          <table:table-cell table:number-columns-repeated="16366"/>
        </table:table-row>
        <table:table-row table:style-name="ro1">
          <table:table-cell table:number-columns-repeated="5" table:style-name="ce1"/>
          <table:table-cell table:number-columns-repeated="13" table:style-name="ce6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8T10:47:19Z</meta:creation-date>
    <dc:date>2014-11-08T00:15:57Z</dc:date>
  </office:meta>
</office:document-meta>
</file>